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hilos-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2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5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1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1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9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8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9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5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4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01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72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64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68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73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66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68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72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69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271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194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777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869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812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840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836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768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799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002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0759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711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863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498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289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6147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155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802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9007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5744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9.6427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7.0310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7.0226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2850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8.7037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0035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7588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4304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4980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9144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9.1670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5.145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5.9418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6.4219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7.4221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7.1051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7.7399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7.2167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7.6023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8.4310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08.6456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5.465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6.5004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3.9927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5.9745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7.0435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6.3838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6.03185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5.7677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6.7347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26.1938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5.9292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12.026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4.9653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9.1913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7.6324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3.4115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6.3521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0.8994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03.1548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3.643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0" meta:object-count="0"/>
    <meta:generator>LibreOffice/6.4.7.2$Linux_X86_64 LibreOffice_project/40$Build-2</meta:generator>
  </office:meta>
</office:document-meta>
</file>